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9.60000038146973pt" fo:letter-spacing="normal" fo:font-style="normal" fo:font-weight="normal" officeooo:paragraph-rsid="00114a52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9.60000038146973pt" fo:letter-spacing="normal" fo:font-style="normal" fo:font-weight="normal" officeooo:rsid="00114a52" officeooo:paragraph-rsid="00114a52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78022584454773130" text:style-name="L1">
        <text:list-header>
          <text:p text:style-name="P3">Osnova:</text:p>
          <text:p text:style-name="P2"/>
        </text:list-header>
        <text:list-item>
          <text:p text:style-name="P2">sesnámení se s projektem - proč jsem si jej vybral</text:p>
        </text:list-item>
        <text:list-item>
          <text:p text:style-name="P1">seznam všech součástí které budu potřebovat</text:p>
        </text:list-item>
        <text:list-item>
          <text:p text:style-name="P1">zapojení a roztočení motoru + kód</text:p>
        </text:list-item>
        <text:list-item>
          <text:p text:style-name="P1">sestavení boxu z krabice</text:p>
        </text:list-item>
        <text:list-item>
          <text:p text:style-name="P1">instalace fabscanu na linux</text:p>
        </text:list-item>
        <text:list-item>
          <text:p text:style-name="P1">zkompletování projektu</text:p>
        </text:list-item>
        <text:list-item>
          <text:p text:style-name="P1">Vzinklé problémy a chyby při tvorbě projektu</text:p>
        </text:list-item>
        <text:list-item>
          <text:p text:style-name="P1">Možné úpravy a vylepšení do budoucn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9S</meta:editing-duration>
    <meta:editing-cycles>4</meta:editing-cycles>
    <meta:generator>LibreOffice/5.2.2.2$Windows_X86_64 LibreOffice_project/8f96e87c890bf8fa77463cd4b640a2312823f3ad</meta:generator>
    <dc:date>2018-11-10T15:04:52.829000000</dc:date>
    <meta:document-statistic meta:table-count="0" meta:image-count="0" meta:object-count="0" meta:page-count="1" meta:paragraph-count="9" meta:word-count="54" meta:character-count="302" meta:non-whitespace-character-count="265"/>
    <meta:user-defined meta:name="Info 1"/>
    <meta:user-defined meta:name="Info 2"/>
    <meta:user-defined meta:name="Info 3"/>
    <meta:user-defined meta:name="Info 4"/>
  </office:meta>
</office:document-meta>
</file>